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82.06pt"/>
    </style:style>
    <style:style style:name="ro2" style:family="table-row">
      <style:table-row-properties style:row-height="12.84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b2b2b2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Arial" style:font-name-asian="Andale Sans UI" style:font-name-complex="Tahoma"/>
    </style:style>
    <style:style style:name="ce14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453.51pt" svg:height="255.09pt" svg:x="594.74pt" svg:y="593.12pt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9pt" svg:height="255.23pt" svg:x="68.57pt" svg:y="593.29pt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AN1</text:p>
          </table:table-cell>
          <table:table-cell table:style-name="ce9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2</text:p>
          </table:table-cell>
          <table:table-cell table:style-name="ce9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3</text:p>
          </table:table-cell>
          <table:table-cell table:style-name="ce9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4</text:p>
          </table:table-cell>
          <table:table-cell table:style-name="ce9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5</text:p>
          </table:table-cell>
          <table:table-cell table:style-name="ce9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6</text:p>
          </table:table-cell>
          <table:table-cell table:style-name="ce9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4" office:value-type="string" calcext:value-type="string">
            <text:p>Produzione</text:p>
          </table:table-cell>
          <table:table-cell table:style-name="ce14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Verifica</text:p>
          </table:table-cell>
          <table:table-cell table:style-name="ce14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Totale</text:p>
          </table:table-cell>
          <table:table-cell table:style-name="ce14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29:.C34])" office:value-type="float" office:value="161" calcext:value-type="float">
            <text:p>161</text:p>
          </table:table-cell>
          <table:table-cell table:style-name="ce11"/>
          <table:table-cell table:style-name="ce11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</table:table-row>
        <table:table-row table:style-name="ro1">
          <table:table-cell/>
          <table:table-cell table:style-name="ce10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6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6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6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6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11" table:formula="of:=SUM([.C38:.C44])" office:value-type="float" office:value="12" calcext:value-type="float">
            <text:p>12</text:p>
          </table:table-cell>
          <table:table-cell table:style-name="ce11" table:formula="of:=SUM([.D38:.D44])" office:value-type="float" office:value="38" calcext:value-type="float">
            <text:p>38</text:p>
          </table:table-cell>
          <table:table-cell table:style-name="ce11" table:formula="of:=SUM([.E38:.E44])" office:value-type="float" office:value="64" calcext:value-type="float">
            <text:p>64</text:p>
          </table:table-cell>
          <table:table-cell table:style-name="ce11" table:formula="of:=SUM([.F38:.F44])" office:value-type="float" office:value="0" calcext:value-type="float">
            <text:p>0</text:p>
          </table:table-cell>
          <table:table-cell table:style-name="ce11" table:formula="of:=SUM([.G38:.G44])" office:value-type="float" office:value="0" calcext:value-type="float">
            <text:p>0</text:p>
          </table:table-cell>
          <table:table-cell table:style-name="ce11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C38:.H3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C39:.H3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C40:.H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C41:.H4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C42:.H4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C43:.H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C44:.H4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0" calcext:value-type="float">
            <text:p>0</text:p>
          </table:table-cell>
          <table:table-cell table:style-name="ce3" table:formula="of:=SUM([.D38:.D44])" office:value-type="float" office:value="0" calcext:value-type="float">
            <text:p>0</text:p>
          </table:table-cell>
          <table:table-cell table:style-name="ce3" table:formula="of:=SUM([.E38:.E44])" office:value-type="float" office:value="0" calcext:value-type="float">
            <text:p>0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0" calcext:value-type="float">
            <text:p>0</text:p>
          </table:table-cell>
          <table:table-cell/>
        </table:table-row>
      </table:table>
      <table:table table:name="Progettazione di Dettaglio e Codific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C46:.H4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C47:.H4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C48:.H4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C49:.H4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C50:.H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C51:.H5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C52:.H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0" calcext:value-type="float">
            <text:p>0</text:p>
          </table:table-cell>
          <table:table-cell table:style-name="ce3" table:formula="of:=SUM([.D46:.D52])" office:value-type="float" office:value="0" calcext:value-type="float">
            <text:p>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0" calcext:value-type="float">
            <text:p>0</text:p>
          </table:table-cell>
          <table:table-cell table:style-name="ce3" table:formula="of:=SUM([.G46:.G52])" office:value-type="float" office:value="0" calcext:value-type="float">
            <text:p>0</text:p>
          </table:table-cell>
          <table:table-cell table:style-name="ce3" table:formula="of:=SUM([.H46:.H52])" office:value-type="float" office:value="0" calcext:value-type="float">
            <text:p>0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453.51pt" svg:height="255.09pt" svg:x="71.91pt" svg:y="697.04pt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61.06pt" svg:y="699.31pt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VV1</text:p>
          </table:table-cell>
          <table:table-cell table:style-name="ce9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VV1.1</text:p>
          </table:table-cell>
          <table:table-cell table:style-name="ce17" office:value-type="string" calcext:value-type="string">
            <text:p>Incremento</text:p>
          </table:table-cell>
          <table:table-cell table:style-name="ce13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3</text:p>
          </table:table-cell>
          <table:table-cell table:style-name="ce9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4</text:p>
          </table:table-cell>
          <table:table-cell table:style-name="ce9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5</text:p>
          </table:table-cell>
          <table:table-cell table:style-name="ce9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6</text:p>
          </table:table-cell>
          <table:table-cell table:style-name="ce9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7</text:p>
          </table:table-cell>
          <table:table-cell table:style-name="ce9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13" office:value-type="string" calcext:value-type="string">
            <text:p>Responsabil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8</text:p>
          </table:table-cell>
          <table:table-cell table:style-name="ce9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Project Manager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Verificator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4" office:value-type="string" calcext:value-type="string">
            <text:p>Produzione</text:p>
          </table:table-cell>
          <table:table-cell table:style-name="ce14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Verifica</text:p>
          </table:table-cell>
          <table:table-cell table:style-name="ce14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Totale</text:p>
          </table:table-cell>
          <table:table-cell table:style-name="ce14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37:.C42])" office:value-type="float" office:value="126" calcext:value-type="float">
            <text:p>126</text:p>
          </table:table-cell>
          <table:table-cell table:style-name="ce11"/>
          <table:table-cell table:style-name="ce11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6" table:formula="of:=SUM([.C46:.H46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nna Bonald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6" table:formula="of:=SUM([.C47:.H47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Nicola De Ca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table:formula="of:=SUM([.C48:.H48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" table:formula="of:=SUM([.C49:.H49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lter Sand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6" table:formula="of:=SUM([.C50:.H50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ndrea Veni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6" table:formula="of:=SUM([.C51:.H51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lessio Vitel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table:formula="of:=SUM([.C52:.H52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table:formula="of:=SUM([.C46:.C52])" office:value-type="float" office:value="18" calcext:value-type="float">
            <text:p>18</text:p>
          </table:table-cell>
          <table:table-cell table:style-name="ce11" table:formula="of:=SUM([.D46:.D52])" office:value-type="float" office:value="22" calcext:value-type="float">
            <text:p>22</text:p>
          </table:table-cell>
          <table:table-cell table:style-name="ce11" table:formula="of:=SUM([.E46:.E52])" office:value-type="float" office:value="0" calcext:value-type="float">
            <text:p>0</text:p>
          </table:table-cell>
          <table:table-cell table:style-name="ce11" table:formula="of:=SUM([.F46:.F52])" office:value-type="float" office:value="22" calcext:value-type="float">
            <text:p>22</text:p>
          </table:table-cell>
          <table:table-cell table:style-name="ce11" table:formula="of:=SUM([.G46:.G52])" office:value-type="float" office:value="18" calcext:value-type="float">
            <text:p>18</text:p>
          </table:table-cell>
          <table:table-cell table:style-name="ce11" table:formula="of:=SUM([.H46:.H52])" office:value-type="float" office:value="60" calcext:value-type="float">
            <text:p>60</text:p>
          </table:table-cell>
          <table:table-cell table:number-columns-repeated="7"/>
        </table:table-row>
      </table:table>
      <table:table table:name="Riepilogo" table:style-name="ta1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float" office:value="0.308843537414966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1:44:45.7928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6M25S</meta:editing-duration>
    <meta:editing-cycles>41</meta:editing-cycles>
    <meta:generator>LibreOffice/4.4.7.2$MacOSX_X86_64 LibreOffice_project/f3153a8b245191196a4b6b9abd1d0da16eead600</meta:generator>
    <dc:date>2016-01-04T11:45:56.394326000</dc:date>
    <meta:document-statistic meta:table-count="5" meta:cell-count="58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25cm" svg:y="3.012cm" style:legend-expansion="high" chart:style-name="ch2"/>
        <chart:plot-area chart:style-name="ch3" table:cell-range-address="Analisi.B38:Analisi.H44 Analisi.C37:Analisi.H37" chart:data-source-has-labels="both" svg:x="0.319cm" svg:y="0.18cm" svg:width="14.087cm" svg:height="8.645cm">
          <chartooo:coordinate-region svg:x="3.177cm" svg:y="0.18cm" svg:width="11.038cm" svg:height="8.016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Analisi.B29:Analisi.C34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4cm" svg:y="3.01cm" style:legend-expansion="high" chart:style-name="ch2"/>
        <chart:plot-area chart:style-name="ch3" table:cell-range-address="'Verifica e Validazione'.B37:'Verifica e Validazione'.C42" chart:data-source-has-labels="column" svg:x="0.32cm" svg:y="0.18cm" svg:width="12.154cm" svg:height="8.64cm">
          <chartooo:coordinate-region svg:x="2.077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33cm" svg:y="3.01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93cm" svg:height="8.64cm">
          <chartooo:coordinate-region svg:x="3.178cm" svg:y="0.18cm" svg:width="11.044cm" svg:height="8.011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4">
                <text:p>4</text:p>
                <draw:g>
                  <svg:desc>'Verifica e Validazione'.C46:'Verifica e Validazione'.C52</svg:desc>
                </draw:g>
              </table:table-cell>
              <table:table-cell office:value-type="float" office:value="3">
                <text:p>3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4">
                <text:p>4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9">
                <text:p>9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MacOSX_X86_64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